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bee6" officeooo:paragraph-rsid="000b4717" fo:background-color="#000000"/>
    </style:style>
    <style:style style:name="P2" style:family="paragraph" style:parent-style-name="Standard">
      <style:text-properties officeooo:rsid="0016bee6" officeooo:paragraph-rsid="000c29b7" fo:background-color="#000000"/>
    </style:style>
    <style:style style:name="P3" style:family="paragraph" style:parent-style-name="Standard">
      <style:text-properties officeooo:rsid="0016bee6" officeooo:paragraph-rsid="000e3f5e" fo:background-color="#000000"/>
    </style:style>
    <style:style style:name="P4" style:family="paragraph" style:parent-style-name="Standard">
      <style:text-properties officeooo:rsid="0016bee6" officeooo:paragraph-rsid="00165a86" fo:background-color="#000000"/>
    </style:style>
    <style:style style:name="P5" style:family="paragraph" style:parent-style-name="Standard">
      <style:text-properties officeooo:rsid="0016bee6" officeooo:paragraph-rsid="000b4717"/>
    </style:style>
    <style:style style:name="P6" style:family="paragraph" style:parent-style-name="Standard">
      <style:text-properties officeooo:rsid="0021a40a" officeooo:paragraph-rsid="000b4717"/>
    </style:style>
    <style:style style:name="P7" style:family="paragraph" style:parent-style-name="Standard">
      <style:text-properties officeooo:rsid="0016bee6" officeooo:paragraph-rsid="000c29b7" fo:background-color="#ffffff"/>
    </style:style>
    <style:style style:name="P8" style:family="paragraph" style:parent-style-name="Standard">
      <style:text-properties fo:language="en" fo:country="US" officeooo:rsid="0016bee6" officeooo:paragraph-rsid="000c29b7" fo:background-color="#ffffff"/>
    </style:style>
    <style:style style:name="P9" style:family="paragraph" style:parent-style-name="Standard">
      <style:text-properties fo:language="en" fo:country="US" officeooo:rsid="0016bee6" officeooo:paragraph-rsid="000c29b7" fo:background-color="#b4c7dc"/>
    </style:style>
    <style:style style:name="P10" style:family="paragraph" style:parent-style-name="Standard">
      <style:text-properties fo:language="en" fo:country="US" officeooo:rsid="0016bee6" officeooo:paragraph-rsid="000c29b7" fo:background-color="#e0c2cd"/>
    </style:style>
    <style:style style:name="P11" style:family="paragraph" style:parent-style-name="Standard">
      <style:text-properties fo:language="en" fo:country="US" officeooo:rsid="0016bee6" officeooo:paragraph-rsid="000c29b7" fo:background-color="#e8f2a1"/>
    </style:style>
    <style:style style:name="P12" style:family="paragraph" style:parent-style-name="Standard">
      <style:text-properties fo:language="en" fo:country="US" officeooo:rsid="0016bee6" officeooo:paragraph-rsid="00133333" fo:background-color="#e8f2a1"/>
    </style:style>
    <style:style style:name="P13" style:family="paragraph" style:parent-style-name="Standard">
      <style:text-properties fo:language="en" fo:country="US" officeooo:rsid="0016bee6" officeooo:paragraph-rsid="00141f0d" fo:background-color="#e8f2a1"/>
    </style:style>
    <style:style style:name="P14" style:family="paragraph" style:parent-style-name="Standard">
      <style:text-properties fo:language="en" fo:country="US" officeooo:rsid="0016bee6" officeooo:paragraph-rsid="00161e88" fo:background-color="#e8f2a1"/>
    </style:style>
    <style:style style:name="P15" style:family="paragraph" style:parent-style-name="Standard">
      <style:text-properties fo:language="en" fo:country="US" officeooo:rsid="000c777d" officeooo:paragraph-rsid="000c777d" fo:background-color="#ffff00"/>
    </style:style>
    <style:style style:name="P16" style:family="paragraph" style:parent-style-name="Standard">
      <style:text-properties fo:language="en" fo:country="US" officeooo:rsid="000f96c9" officeooo:paragraph-rsid="000f96c9" fo:background-color="#ffff00"/>
    </style:style>
    <style:style style:name="P17" style:family="paragraph" style:parent-style-name="Standard">
      <style:text-properties fo:language="en" fo:country="US" officeooo:rsid="00161e88" officeooo:paragraph-rsid="00161e88" fo:background-color="#ffff00"/>
    </style:style>
    <style:style style:name="P18" style:family="paragraph" style:parent-style-name="Standard">
      <style:text-properties officeooo:rsid="0016bee6" officeooo:paragraph-rsid="000c29b7" fo:background-color="#e0c2cd"/>
    </style:style>
    <style:style style:name="T1" style:family="text">
      <style:text-properties officeooo:rsid="0021a40a"/>
    </style:style>
    <style:style style:name="T2" style:family="text">
      <style:text-properties fo:background-color="#ffaa95" loext:char-shading-value="0"/>
    </style:style>
    <style:style style:name="T3" style:family="text">
      <style:text-properties officeooo:rsid="000d0733" fo:background-color="#ffaa95" loext:char-shading-value="0"/>
    </style:style>
    <style:style style:name="T4" style:family="text">
      <style:text-properties officeooo:rsid="00094b68" fo:background-color="#ffaa95" loext:char-shading-value="0"/>
    </style:style>
    <style:style style:name="T5" style:family="text">
      <style:text-properties officeooo:rsid="00094b68" fo:background-color="#ffffff" loext:char-shading-value="0"/>
    </style:style>
    <style:style style:name="T6" style:family="text">
      <style:text-properties officeooo:rsid="00094b68" fo:background-color="#e8f2a1" loext:char-shading-value="0"/>
    </style:style>
    <style:style style:name="T7" style:family="text">
      <style:text-properties officeooo:rsid="000979ac" fo:background-color="#e8f2a1" loext:char-shading-value="0"/>
    </style:style>
    <style:style style:name="T8" style:family="text">
      <style:text-properties officeooo:rsid="00094b68" fo:background-color="#b4c7dc" loext:char-shading-value="0"/>
    </style:style>
    <style:style style:name="T9" style:family="text">
      <style:text-properties officeooo:rsid="000979ac" fo:background-color="#e0c2cd" loext:char-shading-value="0"/>
    </style:style>
    <style:style style:name="T10" style:family="text">
      <style:text-properties officeooo:rsid="000b4717"/>
    </style:style>
    <style:style style:name="T11" style:family="text">
      <style:text-properties officeooo:rsid="000c777d"/>
    </style:style>
    <style:style style:name="T12" style:family="text">
      <style:text-properties officeooo:rsid="000e3f5e"/>
    </style:style>
    <style:style style:name="T13" style:family="text">
      <style:text-properties officeooo:rsid="000f96c9"/>
    </style:style>
    <style:style style:name="T14" style:family="text">
      <style:text-properties fo:language="en" fo:country="US"/>
    </style:style>
    <style:style style:name="T15" style:family="text">
      <style:text-properties officeooo:rsid="00101aae"/>
    </style:style>
    <style:style style:name="T16" style:family="text">
      <style:text-properties officeooo:rsid="0011e027"/>
    </style:style>
    <style:style style:name="T17" style:family="text">
      <style:text-properties officeooo:rsid="00133333"/>
    </style:style>
    <style:style style:name="T18" style:family="text">
      <style:text-properties fo:font-style="italic" style:font-style-asian="italic" style:font-style-complex="italic"/>
    </style:style>
    <style:style style:name="T19" style:family="text">
      <style:text-properties fo:font-style="italic" officeooo:rsid="0011e027"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141f0d"/>
    </style:style>
    <style:style style:name="T22" style:family="text">
      <style:text-properties officeooo:rsid="00161e88"/>
    </style:style>
    <style:style style:name="T23" style:family="text">
      <style:text-properties officeooo:rsid="0017fabe"/>
    </style:style>
    <style:style style:name="T24" style:family="text">
      <style:text-properties officeooo:rsid="0019a601"/>
    </style:style>
    <style:style style:name="T25" style:family="text">
      <style:text-properties officeooo:rsid="001c1b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start text:name="__DdeLink__218_3071252961"/><text:bookmark-start text:name="__DdeLink__522_3881510582"/><text:bookmark-start text:name="__DdeLink__1064_1694221593"/>LGT8FX8P Series – Programming Manual 1.0.4<text:span text:style-name="T1">J</text:span></text:p>
      <text:p text:style-name="P5"><text:span text:style-name="T1">Errata </text:span><text:bookmark-start text:name="__DdeLink__1062_1694221593"/><text:bookmark-end text:name="__DdeLink__1064_1694221593"/>Page 1<text:span text:style-name="T10">5</text:span></text:p>
      <text:p text:style-name="P6">Jake 2019 Oct <text:span text:style-name="T10">10</text:span> <text:bookmark-end text:name="__DdeLink__218_3071252961"/><text:span text:style-name="T24">11</text:span>:<text:span text:style-name="T24">50a</text:span>m <text:bookmark-end text:name="__DdeLink__1062_1694221593"/></text:p>
      <text:p text:style-name="P5"><text:s/><text:span text:style-name="T3">Discrepancy</text:span><text:span text:style-name="T4"> </text:span><text:span text:style-name="T5"><text:s/></text:span><text:span text:style-name="T6">My </text:span><text:span text:style-name="T7">edited</text:span><text:span text:style-name="T6"> text</text:span><text:span text:style-name="T5"> </text:span><text:span text:style-name="T8">ATMEL text</text:span><text:span text:style-name="T5"> </text:span><text:span text:style-name="T9">Original+Google Translate</text:span></text:p>
      <text:p text:style-name="P1">------------------------------------------------------------------------------------------------------</text:p>
      <text:p text:style-name="P7"><text:bookmark-end text:name="__DdeLink__522_3881510582"/></text:p>
      <text:p text:style-name="P11"><text:bookmark-start text:name="__DdeLink__504_3881510582"/>The second type of interrupt<text:span text:style-name="T11">s </text:span>will continue to respond <text:span text:style-name="T11">as long as</text:span> the interrupt condition persists. This interrupt does not require an interrupt flag bit. If the interrupt condition disappears before the interrupt is enabled, the interrupt will not <text:span text:style-name="T11">be triggered</text:span>.<text:bookmark-end text:name="__DdeLink__504_3881510582"/></text:p>
      <text:p text:style-name="P8"/>
      <text:p text:style-name="P9">The second type of interrupts will trigger as long as the interrupt condition is present. These</text:p>
      <text:p text:style-name="P9">interrupts <text:span text:style-name="T2">do not necessarily have</text:span> Interrupt Flags. If the interrupt condition disappears before the</text:p>
      <text:p text:style-name="P9">interrupt is enabled, the interrupt will not be triggered.</text:p>
      <text:p text:style-name="P7"/>
      <text:p text:style-name="P10"><text:bookmark-start text:name="__DdeLink__492_3881510582"/>The second type of interrupt is that the interrupt will continue to respond when the interrupt condition persists. This interrupt <text:span text:style-name="T2">does not require</text:span> an interrupt flag bit. If the interrupt condition disappears before the interrupt is enabled, the interrupt will not get a response.<text:bookmark-end text:name="__DdeLink__492_3881510582"/></text:p>
      <text:p text:style-name="P18">第二种中断类型是当中断条件一直存在时,中断就一直响应。这种中断不需要中断标志位。如果中断条件在中断使能之前消失,这个中断将不会得到响应。</text:p>
      <text:p text:style-name="P2"><text:bookmark-start text:name="__DdeLink__494_3881510582"/>---------------------------------------------------------------------------------------------------------<text:bookmark-end text:name="__DdeLink__494_3881510582"/></text:p>
      <text:p text:style-name="P11"><text:bookmark-start text:name="__DdeLink__507_3881510582"/>When the LGT8XM <text:span text:style-name="T11">CPU</text:span> exits from the interrupt service routine, the execution flow is returned to the main program. After executing one <text:span text:style-name="T12">more</text:span> instruction in the main program, it can respond to other pending interrupt requests.<text:bookmark-end text:name="__DdeLink__507_3881510582"/></text:p>
      <text:p text:style-name="P8"/>
      <text:p text:style-name="P9">When the AVR exits from an interrupt, it will always return to the main program <text:span text:style-name="T2">and execute one</text:span></text:p>
      <text:p text:style-name="P9"><text:span text:style-name="T2">more instruction</text:span> before any pending interrupt is served.</text:p>
      <text:p text:style-name="P8"/>
      <text:p text:style-name="P10">When the LGT8XM core exits from the interrupt service routine, the execution flow is returned to the main program. After executing <text:span text:style-name="T2">one or several instructions</text:span> in the main program, it can respond to other pending interrupt requests.</text:p>
      <text:p text:style-name="P15">Note: This is probably a translation issue with the phrase “one more” <text:span text:style-name="T23">mistranslated as ‘one (and) more’ instead of ‘one-more,’</text:span> and <text:span text:style-name="T23">is probably </text:span>not an actual feature difference. I’m going with the “one” instruction statement.</text:p>
      <text:p text:style-name="P18">当LGT8XM内核从中断服务子程序中退出后,执行流程会返回到主程序中。在主程序中执行一条或几条指令后,才能响应其他等待的中断请求。</text:p>
      <text:p text:style-name="P3"><text:bookmark-start text:name="__DdeLink__502_3881510582"/>---------------------------------------------------------------------------------------------------------<text:bookmark-end text:name="__DdeLink__502_3881510582"/></text:p>
      <text:p text:style-name="P7"/>
      <text:p text:style-name="P11"><text:bookmark-start text:name="__DdeLink__509_3881510582"/>It should be noted that the System Status Register (SREG) is not automatically saved after entering <text:span text:style-name="T12">or returning from an</text:span> interrupt <text:span text:style-name="T12">routine.</text:span> <text:span text:style-name="T12">Managing the SREG</text:span> must be handled <text:span text:style-name="T12">in</text:span> software.<text:bookmark-end text:name="__DdeLink__509_3881510582"/></text:p>
      <text:p text:style-name="P8"/>
      <text:p text:style-name="P9">Note that the Status Register is not automatically stored when entering an interrupt routine, nor</text:p>
      <text:p text:style-name="P9">restored when returning from an interrupt routine. This must be handled by software.</text:p>
      <text:p text:style-name="P8"/>
      <text:p text:style-name="P10">It should be noted that the System Status Register (SREG) is not automatically saved after entering the interrupt service and will not be automatically restored after returning from the interrupt service. It must be handled by the software.</text:p>
      <text:p text:style-name="P18">需要注意的是,系统状态寄存器(SREG)在进入中断服务后并不会自动保存,也不会在从中断服务返回后自动恢复。它必须由软件负责处理。</text:p>
      <text:p text:style-name="P4">---------------------------------------------------------------------------------------------------------</text:p>
      <text:p text:style-name="P7"/>
      <text:p text:style-name="P7"/>
      <text:p text:style-name="P7"/>
      <text:p text:style-name="P7"><text:soft-page-break/></text:p>
      <text:p text:style-name="P11"><text:bookmark-start text:name="__DdeLink__511_3881510582"/><text:span text:style-name="T15">The CLI command c</text:span>lears the Global Interrupt Flag (I) in SREG (Status Register). When interrupt<text:span text:style-name="T13">s</text:span> <text:span text:style-name="T13">are</text:span> disabled using the CLI instruction, interrupt<text:span text:style-name="T13">s</text:span> will be immediately disabled. Interrupts that occur after the CLI instruction will not get a response, <text:span text:style-name="T13">nor will</text:span> interrupts that occur simultaneously with the CLI instruction.<text:bookmark-end text:name="__DdeLink__511_3881510582"/></text:p>
      <text:p text:style-name="P8"/>
      <text:p text:style-name="P9">When using the CLI instruction to disable interrupts, <text:span text:style-name="T2">the interrupts</text:span> will be immediately disabled.</text:p>
      <text:p text:style-name="P9">No interrupt will be executed after the CLI instruction, even if it occurs simultaneously with the</text:p>
      <text:p text:style-name="P9">CLI instruction. The following example shows how this can be used to avoid interrupts during the</text:p>
      <text:p text:style-name="P9">timed EEPROM write sequence.</text:p>
      <text:p text:style-name="P8"/>
      <text:p text:style-name="P10">When the interrupt is disabled using the CLI instruction, <text:span text:style-name="T2">the interrupt</text:span> will be immediately disabled. Interrupts that occur after the CLI instruction will not get a response. Even interrupts that occur simultaneously with the execution of the CLI instruction will not be responded to. The following example shows how to use the CLI to avoid interrupts that interrupt the EEPROM write timing:</text:p>
      <text:p text:style-name="P16">Note: rather comically this is an obvious copy and paste translation blunder. The Atmel datasheet has assembly and C code examples here that are the “following examples.” <text:span text:style-name="T25">T</text:span>here is nothing whatsoever <text:span text:style-name="T25">as far as examples</text:span> <text:span text:style-name="T25">i</text:span>n the LGT datasheet. <text:span text:style-name="T15">I’m omitting their blunder. The LGT8FX328P doesn’t actually have EEPROM anyways only the 88P and 168P versions. I doubt anyone reading this is using these versions anyways.</text:span></text:p>
      <text:p text:style-name="P18">当使用CLI指令禁止中断后,中断将会被立即禁止。在CLI指令之后发生的所以中断都不会得到响应。即使是和CLI指令执行时同时发生的中断,也不会被响应。下面的例子中说明如何利用CLI避免中断打乱EEPROM的写时序:</text:p>
      <text:p text:style-name="P4">---------------------------------------------------------------------------------------------------------</text:p>
      <text:p text:style-name="P7"><text:span text:style-name="T14">Interrupt response time </text:span>中断响应时间 </text:p>
      <text:p text:style-name="P7"/>
      <text:p text:style-name="P12"><text:bookmark-start text:name="__DdeLink__513_3881510582"/><text:span text:style-name="T19">A</text:span><text:span text:style-name="T18">ny LGT8XM </text:span><text:span text:style-name="T19">enabled</text:span><text:span text:style-name="T18"> interrupt will respond </text:span><text:span text:style-name="T20">within</text:span><text:span text:style-name="T18"> 4 </text:span><text:span text:style-name="T19">CPU </text:span><text:span text:style-name="T18">clock cycles</text:span>. After <text:span text:style-name="T17">these</text:span> <text:span text:style-name="T16">CPU</text:span> clock cycles, the interrupt service routine enters the <text:span text:style-name="T16">actual interrupt service routine</text:span>. In these four clocks, the P<text:span text:style-name="T16">rogram Counter</text:span> value <text:span text:style-name="T16">from</text:span> before the interrupt is <text:span text:style-name="T16">P</text:span>ushed onto the <text:span text:style-name="T16">S</text:span>tack, and the system execution flow <text:span text:style-name="T17">J</text:span>umps to the interrupt vector <text:span text:style-name="T17">address and</text:span> corresponding interrupt service routine. If</text:p>
      <text:p text:style-name="P12">an interrupt occurs during execution of a multi-cycle instruction, this instruction is completed</text:p>
      <text:p text:style-name="P13">before the interrupt is served. If the interrupt occurs while the system is in <text:span text:style-name="T21">s</text:span>leep <text:span text:style-name="T21">mode</text:span> (SLEEP), the interrupt response requires an additional 4 clock cycles. This increase comes in addition to the</text:p>
      <text:p text:style-name="P13">start-up time from the selected sleep mode. For a detailed description of the sleep mode, please refer to the relevant chapter o<text:span text:style-name="T21">n</text:span> power management.<text:bookmark-end text:name="__DdeLink__513_3881510582"/></text:p>
      <text:p text:style-name="P8"/>
      <text:p text:style-name="P9">The interrupt execution response for all the enabled AVR interrupts<text:span text:style-name="T2"> is four clock cycles mini-</text:span></text:p>
      <text:p text:style-name="P9"><text:span text:style-name="T2">mum.</text:span> After four clock cycles the program vector address for the actual interrupt handling routine</text:p>
      <text:p text:style-name="P9">is executed. During this four clock cycle period, the Program Counter is pushed onto the Stack.</text:p>
      <text:p text:style-name="P9">The vector is normally a jump to the interrupt routine, and this jump takes three clock cycles. <text:bookmark-start text:name="__DdeLink__496_3881510582"/>If</text:p>
      <text:p text:style-name="P9">an interrupt occurs during execution of a multi-cycle instruction, this instruction is completed</text:p>
      <text:p text:style-name="P9">before the interrupt is served.<text:bookmark-end text:name="__DdeLink__496_3881510582"/> If an interrupt occurs when the MCU is in sleep mode, the interrupt</text:p>
      <text:p text:style-name="P9">execution response time is increased by four clock cycles. <text:bookmark-start text:name="__DdeLink__498_3881510582"/>This increase comes in addition to the</text:p>
      <text:p text:style-name="P9">start-up time from the selected sleep mode.<text:bookmark-end text:name="__DdeLink__498_3881510582"/></text:p>
      <text:p text:style-name="P8"/>
      <text:p text:style-name="P10">The LGT8XM core is optimized for interrupt response so that any interrupt <text:span text:style-name="T2">will respond within 4 system clock cycles.</text:span> After 4 system clock cycles, the interrupt service routine enters the execution cycle. In these four clocks, the PC value before the interrupt is pushed onto the stack, and the system execution flow jumps to the interrupt vector corresponding interrupt service routine. If an interrupt occurs during the execution of a multi-cycle instruction, the kernel will ensure that the correct execution of the current instruction ends. If the interrupt occurs while the system is in Sleep (SLEEP), the interrupt response requires an additional 4 clock cycles. This increased clock period is <text:soft-page-break/>used to wake up the synchronization period of the operation from the selected sleep mode. For a detailed description of the sleep mode, please refer to the relevant chapter of power management.</text:p>
      <text:p text:style-name="P17">NOTE: according to the LGT instruction set the JMP instruction takes less clock cycles than the Atmega (2 vs 3). I modified my text to say “”these” CPU clock cycles” instead of “within 4” as I am unable to test this at the moment.</text:p>
      <text:p text:style-name="P18">LGT8XM内核针对中断响应进行了优化,使得任何中断在4个系统时钟周期内一定得到响应。4个系统时钟周期后,中断服务子程序进入执行周期。在这4个时钟内,中断之前的PC值被压入堆栈,系统执行流程流程跳转到中断向量对应中断服务程序。如果中断发生在一个多周期指令执行期间,内核将保证当前指令正确的执行结束。如果中断发生在系统处于休眠状态下(SLEEP),中断响应需要额外增加4个时钟周期。这增加的时钟周期用于从选择的休眠模式下唤醒操作的同步周期。休眠模式的具体描述,请参考功耗管理的相关章节。</text:p>
      <text:p text:style-name="P4">---------------------------------------------------------------------------------------------------------</text:p>
      <text:p text:style-name="P14"><text:bookmark-start text:name="__DdeLink__515_3881510582"/><text:span text:style-name="T18">It takes </text:span><text:span text:style-name="T20">2 clock cycles</text:span><text:span text:style-name="T18"> to return from the interrupt service routine.</text:span> During these 2 clock cycles, the Program Counter (two bytes) is <text:span text:style-name="T22">P</text:span>opped back from the Stack, the Stack Pointer is incremented by two, and the I-bit in SREG is automatically <text:span text:style-name="T22">set</text:span>.<text:bookmark-end text:name="__DdeLink__515_3881510582"/></text:p>
      <text:p text:style-name="P8"/>
      <text:p text:style-name="P9">A return from an interrupt handling routine <text:span text:style-name="T2">takes four clock cycles</text:span>. During these four clock</text:p>
      <text:p text:style-name="P9">cycles, <text:bookmark-start text:name="__DdeLink__500_3881510582"/>the Program Counter (two bytes) is popped back from the Stack, the Stack Pointer is</text:p>
      <text:p text:style-name="P9">incremented by two, and the I-bit in SREG is set.<text:bookmark-end text:name="__DdeLink__500_3881510582"/></text:p>
      <text:p text:style-name="P8"/>
      <text:p text:style-name="P10">It takes <text:span text:style-name="T2">2 clock cycles to return from the interrupt service routine.</text:span> During these 2 clock cycles, the PC resumes from the stack, the stack pointer is incremented by 2, and the global interrupt control bit is automatically enabled.</text:p>
      <text:p text:style-name="P18">从中断服务子程序中返回需要2个时钟周期。在这2个时钟周期内,PC从堆栈中恢复,堆栈指针加2,并自动使能全局中断控制位。</text:p>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0:00:33.798464074</meta:creation-date>
    <dc:date>2019-10-10T13:35:09.490235506</dc:date>
    <meta:editing-duration>PT1H46M39S</meta:editing-duration>
    <meta:editing-cycles>7</meta:editing-cycles>
    <meta:generator>LibreOffice/6.2.7.1$Linux_X86_64 LibreOffice_project/20$Build-1</meta:generator>
    <meta:document-statistic meta:table-count="0" meta:image-count="0" meta:object-count="0" meta:page-count="3" meta:paragraph-count="57" meta:word-count="1738" meta:character-count="8464" meta:non-whitespace-character-count="7342"/>
  </office:meta>
</office:document-meta>
</file>